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entury Schoolbook L" svg:font-family="'Century Schoolbook L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Subtitle">
      <style:text-properties style:font-name="Century Schoolbook L" officeooo:rsid="001baa88" officeooo:paragraph-rsid="001baa88"/>
    </style:style>
    <style:style style:name="P4" style:family="paragraph" style:parent-style-name="Text_20_body">
      <style:text-properties style:font-name="Century Schoolbook L" officeooo:rsid="0024647f" officeooo:paragraph-rsid="0024647f"/>
    </style:style>
    <style:style style:name="P5" style:family="paragraph" style:parent-style-name="Text_20_body">
      <style:text-properties officeooo:paragraph-rsid="001ffb98"/>
    </style:style>
    <style:style style:name="P6" style:family="paragraph" style:parent-style-name="Heading_20_1">
      <style:text-properties officeooo:rsid="0029f13f" officeooo:paragraph-rsid="0029f13f"/>
    </style:style>
    <style:style style:name="P7" style:family="paragraph" style:parent-style-name="Heading_20_1">
      <style:text-properties officeooo:rsid="001baa88" officeooo:paragraph-rsid="001baa88"/>
    </style:style>
    <style:style style:name="P8" style:family="paragraph" style:parent-style-name="Text_20_body">
      <style:text-properties officeooo:rsid="0029f13f" officeooo:paragraph-rsid="001baa88"/>
    </style:style>
    <style:style style:name="P9" style:family="paragraph" style:parent-style-name="Text_20_body">
      <style:text-properties officeooo:rsid="0029f13f" officeooo:paragraph-rsid="0029f13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b2c85" style:font-style-asian="normal" style:font-style-complex="normal"/>
    </style:style>
    <style:style style:name="T4" style:family="text">
      <style:text-properties style:font-name="Century Schoolbook L"/>
    </style:style>
    <style:style style:name="T5" style:family="text">
      <style:text-properties style:font-name="Century Schoolbook L" officeooo:rsid="0028a1eb"/>
    </style:style>
    <style:style style:name="T6" style:family="text">
      <style:text-properties officeooo:rsid="0028a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Python </text:p>
      <text:p text:style-name="P3">Lab Exercise <text:span text:style-name="T6">4</text:span></text:p>
      <text:p text:style-name="P2"/>
      <text:p text:style-name="P2"/>
      <text:h text:style-name="P7" text:outline-level="1"><text:span text:style-name="T5">Dictionaries</text:span></text:h>
      <text:h text:style-name="Heading_20_1" text:outline-level="1">Exercise 1.</text:h>
      <text:p text:style-name="P9">Calculate the aggregate salaries for all baseball teams in the American League for the year 2003. <text:s/>Print a prompt that allows the application user to type in the team name and get the aggregate salary for that team. </text:p>
      <text:p text:style-name="P9">Please look at the file: <text:s/><text:span text:style-name="T1">Albb.salaries.2003.formatted.csv </text:span><text:span text:style-name="T2">This will be the data source that you will need to read into the application. </text:span></text:p>
      <text:p text:style-name="P9"><text:span text:style-name="T2">If you have finished the Problem Analysis module, please use the output from that lab’s exercise 1 to help you write this.</text:span></text:p>
      <text:p text:style-name="P9"><text:span text:style-name="T2"/></text:p>
      <text:h text:style-name="P6" text:outline-level="1"><text:span text:style-name="T2">Exercise 2.</text:span></text:h>
      <text:p text:style-name="P9"><text:span text:style-name="T2">Calculate the difference in population for all European countries from 1989 to 1995. <text:s/>The data source for this file will be Eur.pop.xl.zip. <text:s/>It’s actually another CSV file, and not a zip file. </text:span></text:p>
      <text:p text:style-name="P9"><text:span text:style-name="T2">Please write an application that allows the user to type in the name of the country in question and respond with the difference in population for the provided years. </text:span><text:span text:style-name="T3"><text:s/>As with the last exercise, if you hve completed the exercise from the Problem Analysis lab, please use the output from that lab to help you write the application. </text:span><text:span text:style-name="T2"><text:s/></text:span></text:p>
      <text:p text:style-name="P9"><text:span text:style-name="T2"/></text:p>
      <text:p text:style-name="P9"><text:span text:style-name="T4"/></text:p>
      <text:p text:style-name="P8"/>
      <text:p text:style-name="P5"/>
      <text:p text:style-name="P5"/>
      <text:p text:style-name="P5"/>
      <text:p text:style-name="P5"/>
      <text:p text:style-name="P5"/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entury Schoolbook L" svg:font-family="'Century Schoolbook L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23T22:33:30.421236405</meta:creation-date>
    <dc:date>2022-04-27T18:13:48.660000000</dc:date>
    <meta:editing-duration>PT1H2M37S</meta:editing-duration>
    <meta:editing-cycles>7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0" meta:word-count="181" meta:character-count="1060" meta:non-whitespace-character-count="878"/>
  </office:meta>
</office:document-meta>
</file>